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61in"/>
    </style:style>
    <style:style style:name="co3" style:family="table-column">
      <style:table-column-properties fo:break-before="auto" style:column-width="1.8689in"/>
    </style:style>
    <style:style style:name="co4" style:family="table-column">
      <style:table-column-properties fo:break-before="auto" style:column-width="1.450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9654in"/>
    </style:style>
    <style:style style:name="co10" style:family="table-column">
      <style:table-column-properties fo:break-before="auto" style:column-width="1.5472in"/>
    </style:style>
    <style:style style:name="co11" style:family="table-column">
      <style:table-column-properties fo:break-before="auto" style:column-width="1.772in"/>
    </style:style>
    <style:style style:name="co12" style:family="table-column">
      <style:table-column-properties fo:break-before="auto" style:column-width="2.1154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1.922in"/>
    </style:style>
    <style:style style:name="co15" style:family="table-column">
      <style:table-column-properties fo:break-before="auto" style:column-width="1.622in"/>
    </style:style>
    <style:style style:name="co16" style:family="table-column">
      <style:table-column-properties fo:break-before="auto" style:column-width="1.2043in"/>
    </style:style>
    <style:style style:name="co17" style:family="table-column">
      <style:table-column-properties fo:break-before="auto" style:column-width="1.4291in"/>
    </style:style>
    <style:style style:name="co18" style:family="table-column">
      <style:table-column-properties fo:break-before="auto" style:column-width="1.472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1.2791in"/>
    </style:style>
    <style:style style:name="co21" style:family="table-column">
      <style:table-column-properties fo:break-before="auto" style:column-width="2.0402in"/>
    </style:style>
    <style:style style:name="co22" style:family="table-column">
      <style:table-column-properties fo:break-before="auto" style:column-width="1.8472in"/>
    </style:style>
    <style:style style:name="co23" style:family="table-column">
      <style:table-column-properties fo:break-before="auto" style:column-width="1.1291in"/>
    </style:style>
    <style:style style:name="co24" style:family="table-column">
      <style:table-column-properties fo:break-before="auto" style:column-width="1.3543in"/>
    </style:style>
    <style:style style:name="co25" style:family="table-column">
      <style:table-column-properties fo:break-before="auto" style:column-width="1.8256in"/>
    </style:style>
    <style:style style:name="co26" style:family="table-column">
      <style:table-column-properties fo:break-before="auto" style:column-width="1.4075in"/>
    </style:style>
    <style:style style:name="co27" style:family="table-column">
      <style:table-column-properties fo:break-before="auto" style:column-width="1.6327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0.9146in"/>
    </style:style>
    <style:style style:name="co30" style:family="table-column">
      <style:table-column-properties fo:break-before="auto" style:column-width="1.1398in"/>
    </style:style>
    <style:style style:name="co31" style:family="table-column">
      <style:table-column-properties fo:break-before="auto" style:column-width="0.889in"/>
    </style:style>
    <style:style style:name="ro1" style:family="table-row">
      <style:table-row-properties style:row-height="0.1827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w-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runid <text:s text:c="16"/>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mh-contextualized-complete</text:p>
          </table:table-cell>
          <table:table-cell office:value-type="string" calcext:value-type="string">
            <text:p>mh-contextualized-no</text:p>
          </table:table-cell>
          <table:table-cell office:value-type="string" calcext:value-type="string">
            <text:p>mh-contextualized-partial</text:p>
          </table:table-cell>
          <table:table-cell office:value-type="string" calcext:value-type="string">
            <text:p>mh-simple-complete</text:p>
          </table:table-cell>
          <table:table-cell office:value-type="string" calcext:value-type="string">
            <text:p>mh-simple-no</text:p>
          </table:table-cell>
          <table:table-cell office:value-type="string" calcext:value-type="string">
            <text:p>mh-simple-partial</text:p>
          </table:table-cell>
          <table:table-cell office:value-type="string" calcext:value-type="string">
            <text:p>mhw-contextualized-complete</text:p>
          </table:table-cell>
          <table:table-cell office:value-type="string" calcext:value-type="string">
            <text:p>mhw-contextualized-no</text:p>
          </table:table-cell>
          <table:table-cell office:value-type="string" calcext:value-type="string">
            <text:p>mhw-contextualized-partial</text:p>
          </table:table-cell>
          <table:table-cell office:value-type="string" calcext:value-type="string">
            <text:p>mhwcv-contextualized-complete</text:p>
          </table:table-cell>
          <table:table-cell office:value-type="string" calcext:value-type="string">
            <text:p>mhwcv-contextualized-no</text:p>
          </table:table-cell>
          <table:table-cell office:value-type="string" calcext:value-type="string">
            <text:p>mhwcv-contextualized-partial</text:p>
          </table:table-cell>
          <table:table-cell office:value-type="string" calcext:value-type="string">
            <text:p>mhwcv-simple-complete</text:p>
          </table:table-cell>
          <table:table-cell office:value-type="string" calcext:value-type="string">
            <text:p>mhwcv-simple-no</text:p>
          </table:table-cell>
          <table:table-cell office:value-type="string" calcext:value-type="string">
            <text:p>mhwcv-simple-partial</text:p>
          </table:table-cell>
          <table:table-cell office:value-type="string" calcext:value-type="string">
            <text:p>mhw-simple-complete</text:p>
          </table:table-cell>
          <table:table-cell office:value-type="string" calcext:value-type="string">
            <text:p>mhw-simple-no</text:p>
          </table:table-cell>
          <table:table-cell office:value-type="string" calcext:value-type="string">
            <text:p>mhw-simple-partial</text:p>
          </table:table-cell>
          <table:table-cell office:value-type="string" calcext:value-type="string">
            <text:p>mhwv-contextualized-complete</text:p>
          </table:table-cell>
          <table:table-cell office:value-type="string" calcext:value-type="string">
            <text:p>mhwv-contextualized-no</text:p>
          </table:table-cell>
          <table:table-cell office:value-type="string" calcext:value-type="string">
            <text:p>mhwv-contextualized-partial</text:p>
          </table:table-cell>
          <table:table-cell office:value-type="string" calcext:value-type="string">
            <text:p>mhwv-simple-complete</text:p>
          </table:table-cell>
          <table:table-cell office:value-type="string" calcext:value-type="string">
            <text:p>mhwv-simple-no</text:p>
          </table:table-cell>
          <table:table-cell office:value-type="string" calcext:value-type="string">
            <text:p>mhwv-simple-partial</text:p>
          </table:table-cell>
          <table:table-cell office:value-type="string" calcext:value-type="string">
            <text:p>ml-contextualized-complete</text:p>
          </table:table-cell>
          <table:table-cell office:value-type="string" calcext:value-type="string">
            <text:p>ml-contextualized-no</text:p>
          </table:table-cell>
          <table:table-cell office:value-type="string" calcext:value-type="string">
            <text:p>ml-contextualized-partial</text:p>
          </table:table-cell>
          <table:table-cell office:value-type="string" calcext:value-type="string">
            <text:p>ml-simple-complete</text:p>
          </table:table-cell>
          <table:table-cell office:value-type="string" calcext:value-type="string">
            <text:p>ml-simple-no</text:p>
          </table:table-cell>
          <table:table-cell office:value-type="string" calcext:value-type="string">
            <text:p>ml-simple-partial</text:p>
          </table:table-cell>
        </table:table-row>
        <table:table-row table:style-name="ro1">
          <table:table-cell office:value-type="string" calcext:value-type="string">
            <text:p>num_q <text:s text:c="16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string" calcext:value-type="string">
            <text:p>all</text:p>
          </table:table-cell>
          <table:table-cell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float" office:value="505" calcext:value-type="float">
            <text:p>505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string" calcext:value-type="string">
            <text:p>all</text:p>
          </table:table-cell>
          <table:table-cell table:number-columns-repeated="30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string" calcext:value-type="string">
            <text:p>all</text:p>
          </table:table-cell>
          <table:table-cell table:number-columns-repeated="3" office:value-type="float" office:value="0.8073" calcext:value-type="float">
            <text:p>0.80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2028" calcext:value-type="float">
            <text:p>0.2028</text:p>
          </table:table-cell>
          <table:table-cell office:value-type="float" office:value="0.726" calcext:value-type="float">
            <text:p>0.726</text:p>
          </table:table-cell>
          <table:table-cell table:number-columns-repeated="3" office:value-type="float" office:value="0.8646" calcext:value-type="float">
            <text:p>0.8646</text:p>
          </table:table-cell>
          <table:table-cell table:number-columns-repeated="3" office:value-type="float" office:value="0.6198" calcext:value-type="float">
            <text:p>0.6198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3439" calcext:value-type="float">
            <text:p>0.3439</text:p>
          </table:table-cell>
          <table:table-cell office:value-type="float" office:value="0.6131" calcext:value-type="float">
            <text:p>0.6131</text:p>
          </table:table-cell>
          <table:table-cell office:value-type="float" office:value="0.7937" calcext:value-type="float">
            <text:p>0.7937</text:p>
          </table:table-cell>
          <table:table-cell office:value-type="float" office:value="0.4204" calcext:value-type="float">
            <text:p>0.4204</text:p>
          </table:table-cell>
          <table:table-cell office:value-type="float" office:value="0.7937" calcext:value-type="float">
            <text:p>0.7937</text:p>
          </table:table-cell>
          <table:table-cell table:number-columns-repeated="3" office:value-type="float" office:value="0.5824" calcext:value-type="float">
            <text:p>0.5824</text:p>
          </table:table-cell>
          <table:table-cell office:value-type="float" office:value="0.51" calcext:value-type="float">
            <text:p>0.51</text:p>
          </table:table-cell>
          <table:table-cell office:value-type="float" office:value="0.1622" calcext:value-type="float">
            <text:p>0.1622</text:p>
          </table:table-cell>
          <table:table-cell office:value-type="float" office:value="0.51" calcext:value-type="float">
            <text:p>0.51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2" calcext:value-type="float">
            <text:p>0.8172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7443" calcext:value-type="float">
            <text:p>0.744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490" calcext:value-type="float">
            <text:p>110124449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490" calcext:value-type="float">
            <text:p>110124449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18" calcext:value-type="float">
            <text:p>1101244518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18" calcext:value-type="float">
            <text:p>110124451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1" calcext:value-type="float">
            <text:p>0.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25" calcext:value-type="float">
            <text:p>0.25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table:number-columns-repeated="2" office:value-type="float" office:value="0.0417" calcext:value-type="float">
            <text:p>0.0417</text:p>
          </table:table-cell>
          <table:table-cell office:value-type="float" office:value="0.0222" calcext:value-type="float">
            <text:p>0.0222</text:p>
          </table:table-cell>
          <table:table-cell office:value-type="float" office:value="0.0417" calcext:value-type="float">
            <text:p>0.0417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520" calcext:value-type="float">
            <text:p>11012445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520" calcext:value-type="float">
            <text:p>1101244520</text:p>
          </table:table-cell>
          <table:table-cell table:number-columns-repeated="3" office:value-type="float" office:value="0.3333" calcext:value-type="float">
            <text:p>0.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1" calcext:value-type="float">
            <text:p>0.1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.1429" calcext:value-type="float">
            <text:p>0.1429</text:p>
          </table:table-cell>
          <table:table-cell office:value-type="float" office:value="0.0769" calcext:value-type="float">
            <text:p>0.0769</text:p>
          </table:table-cell>
          <table:table-cell office:value-type="float" office:value="0.1429" calcext:value-type="float">
            <text:p>0.1429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07" calcext:value-type="float">
            <text:p>110124460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07" calcext:value-type="float">
            <text:p>1101244607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714" calcext:value-type="float">
            <text:p>0.0714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526" calcext:value-type="float">
            <text:p>0.0526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667" calcext:value-type="float">
            <text:p>0.1667</text:p>
          </table:table-cell>
          <table:table-cell office:value-type="float" office:value="0.1429" calcext:value-type="float">
            <text:p>0.1429</text:p>
          </table:table-cell>
          <table:table-cell office:value-type="float" office:value="0.0385" calcext:value-type="float">
            <text:p>0.0385</text:p>
          </table:table-cell>
          <table:table-cell office:value-type="float" office:value="0.1429" calcext:value-type="float">
            <text:p>0.142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213" calcext:value-type="float">
            <text:p>0.0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15" calcext:value-type="float">
            <text:p>1101244615</text:p>
          </table:table-cell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15" calcext:value-type="float">
            <text:p>110124461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01244644" calcext:value-type="float">
            <text:p>110124464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01244644" calcext:value-type="float">
            <text:p>110124464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667" calcext:value-type="float">
            <text:p>0.1667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143742855" calcext:value-type="float">
            <text:p>1143742855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143742855" calcext:value-type="float">
            <text:p>1143742855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4" calcext:value-type="float">
            <text:p>0.04</text:p>
          </table:table-cell>
          <table:table-cell office:value-type="float" office:value="0.3333" calcext:value-type="float">
            <text:p>0.3333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0.0833" calcext:value-type="float">
            <text:p>0.083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0769" calcext:value-type="float">
            <text:p>0.0769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0769" calcext:value-type="float">
            <text:p>0.0769</text:p>
          </table:table-cell>
          <table:table-cell table:number-columns-repeated="5" office:value-type="float" office:value="0.3333" calcext:value-type="float">
            <text:p>0.3333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3333" calcext:value-type="float">
            <text:p>0.3333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3" calcext:value-type="float">
            <text:p>171016145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3" calcext:value-type="float">
            <text:p>17101614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710161454" calcext:value-type="float">
            <text:p>1710161454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710161454" calcext:value-type="float">
            <text:p>171016145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3333" calcext:value-type="float">
            <text:p>0.3333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2" calcext:value-type="float">
            <text:p>0.2</text:p>
          </table:table-cell>
          <table:table-cell office:value-type="float" office:value="0.125" calcext:value-type="float">
            <text:p>0.12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.1429" calcext:value-type="float">
            <text:p>0.142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125" calcext:value-type="float">
            <text:p>0.125</text:p>
          </table:table-cell>
          <table:table-cell table:number-columns-repeated="4" office:value-type="float" office:value="0.2" calcext:value-type="float">
            <text:p>0.2</text:p>
          </table:table-cell>
          <table:table-cell office:value-type="float" office:value="0.0909" calcext:value-type="float">
            <text:p>0.090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096" calcext:value-type="float">
            <text:p>19239760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096" calcext:value-type="float">
            <text:p>1923976096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.3333" calcext:value-type="float">
            <text:p>0.3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23976121" calcext:value-type="float">
            <text:p>19239761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23976121" calcext:value-type="float">
            <text:p>192397612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1975319113" calcext:value-type="float">
            <text:p>19753191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1975319113" calcext:value-type="float">
            <text:p>1975319113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2" calcext:value-type="float">
            <text:p>0.2</text:p>
          </table:table-cell>
          <table:table-cell office:value-type="float" office:value="0.3333" calcext:value-type="float">
            <text:p>0.3333</text:p>
          </table:table-cell>
          <table:table-cell table:number-columns-repeated="10"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641" calcext:value-type="float">
            <text:p>42315964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641" calcext:value-type="float">
            <text:p>423159641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641" calcext:value-type="float">
            <text:p>42315964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3333" calcext:value-type="float">
            <text:p>0.3333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423159788" calcext:value-type="float">
            <text:p>423159788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423159788" calcext:value-type="float">
            <text:p>423159788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423159788" calcext:value-type="float">
            <text:p>423159788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667" calcext:value-type="float">
            <text:p>0.0667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.5" calcext:value-type="float">
            <text:p>0.5</text:p>
          </table:table-cell>
          <table:table-cell office:value-type="float" office:value="0.0833" calcext:value-type="float">
            <text:p>0.0833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609086460" calcext:value-type="float">
            <text:p>60908646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609086460" calcext:value-type="float">
            <text:p>60908646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609086460" calcext:value-type="float">
            <text:p>60908646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1429" calcext:value-type="float">
            <text:p>0.1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0333" calcext:value-type="float">
            <text:p>0.0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t <text:s text:c="14"/></text:p>
          </table:table-cell>
          <table:table-cell office:value-type="float" office:value="78397110" calcext:value-type="float">
            <text:p>783971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um_rel <text:s text:c="14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m_rel_ret <text:s text:c="10"/></text:p>
          </table:table-cell>
          <table:table-cell office:value-type="float" office:value="78397110" calcext:value-type="float">
            <text:p>78397110</text:p>
          </table:table-cell>
          <table:table-cell table:number-columns-repeated="3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ip_rank <text:s text:c="11"/></text:p>
          </table:table-cell>
          <table:table-cell office:value-type="float" office:value="78397110" calcext:value-type="float">
            <text:p>783971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2" table:number-rows-repeated="1048505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raw-graphs" table:style-name="ta1">
        <table:shapes>
          <draw:frame draw:z-index="0" draw:style-name="gr1" draw:text-style-name="P1" svg:width="11.5043in" svg:height="7.8598in" svg:x="0.8894in" svg:y="0.1783in">
            <draw:object draw:notify-on-update-of-ranges="'raw-results'.C1:'raw-results'.AF1 'raw-results'.C6:'raw-results'.AF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169in" svg:height="5.2571in" svg:x="0.8894in" svg:y="8.3055in">
            <draw:object draw:notify-on-update-of-range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1" table:default-cell-style-name="Default"/>
        <table:table-row table:style-name="ro3" table:number-rows-repeated="15">
          <table:table-cell/>
        </table:table-row>
        <table:table-row table:style-name="ro2">
          <table:table-cell/>
        </table:table-row>
        <table:table-row table:style-name="ro3">
          <table:table-cell/>
        </table:table-row>
        <table:table-row table:style-name="ro2">
          <table:table-cell/>
        </table:table-row>
        <table:table-row table:style-name="ro3" table:number-rows-repeated="30">
          <table:table-cell/>
        </table:table-row>
        <table:table-row table:style-name="ro2">
          <table:table-cell/>
        </table:table-row>
        <table:table-row table:style-name="ro3" table:number-rows-repeated="1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30T10:45:14.006201366</dc:date>
    <dc:creator>Brando Preda</dc:creator>
    <meta:generator>LibreOffice/4.1.3.2$Linux_X86_64 LibreOffice_project/70feb7d99726f064edab4605a8ab840c50ec57a</meta:generator>
    <meta:editing-duration>PT1M3S</meta:editing-duration>
    <meta:editing-cycles>6</meta:editing-cycles>
    <meta:document-statistic meta:table-count="2" meta:cell-count="22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9.222cm" svg:height="19.965cm" xlink:href=".." xlink:type="simple" chart:class="chart:bar" chart:style-name="ch1">
        <chart:title svg:x="14.025cm" svg:y="0.535cm" chart:style-name="ch2">
          <text:p>MRR</text:p>
        </chart:title>
        <chart:plot-area chart:style-name="ch3" table:cell-range-address="'raw-results'.C1:'raw-results'.AF1 'raw-results'.C6:'raw-results'.AF6" chart:data-source-has-labels="row" svg:x="1.034cm" svg:y="1.674cm" svg:width="27.019cm" svg:height="17.47cm">
          <chartooo:coordinate-region svg:x="6.206cm" svg:y="1.674cm" svg:width="21.754cm" svg:height="16.823cm"/>
          <chart:axis chart:dimension="x" chart:name="primary-x" chart:style-name="ch4" chartooo:axis-type="auto">
            <chartooo:date-scale/>
            <chart:categories table:cell-range-address="'raw-results'.C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C6:'raw-results'.AF6" chart:class="chart:bar"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complete</text:p>
                <draw:g>
                  <svg:desc>'raw-results'.C1:'raw-results'.AF1</svg:desc>
                </draw:g>
              </table:table-cell>
              <table:table-cell office:value-type="string">
                <text:p>mh-contextualized-no</text:p>
              </table:table-cell>
              <table:table-cell office:value-type="string">
                <text:p>mh-contextualized-partial</text:p>
              </table:table-cell>
              <table:table-cell office:value-type="string">
                <text:p>mh-simple-complete</text:p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complete</text:p>
              </table:table-cell>
              <table:table-cell office:value-type="string">
                <text:p>mhw-contextualized-no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cv-contextualized-complete</text:p>
              </table:table-cell>
              <table:table-cell office:value-type="string">
                <text:p>mhwcv-contextualized-no</text:p>
              </table:table-cell>
              <table:table-cell office:value-type="string">
                <text:p>mhwcv-contextualized-partial</text:p>
              </table:table-cell>
              <table:table-cell office:value-type="string">
                <text:p>mhwcv-simple-complete</text:p>
              </table:table-cell>
              <table:table-cell office:value-type="string">
                <text:p>mhwcv-simple-no</text:p>
              </table:table-cell>
              <table:table-cell office:value-type="string">
                <text:p>mhwcv-simple-partial</text:p>
              </table:table-cell>
              <table:table-cell office:value-type="string">
                <text:p>mhw-simple-complete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hwv-contextualized-complete</text:p>
              </table:table-cell>
              <table:table-cell office:value-type="string">
                <text:p>mhwv-contextualized-no</text:p>
              </table:table-cell>
              <table:table-cell office:value-type="string">
                <text:p>mhwv-contextualized-partial</text:p>
              </table:table-cell>
              <table:table-cell office:value-type="string">
                <text:p>mhwv-simple-complete</text:p>
              </table:table-cell>
              <table:table-cell office:value-type="string">
                <text:p>mhwv-simple-no</text:p>
              </table:table-cell>
              <table:table-cell office:value-type="string">
                <text:p>mhwv-simple-partial</text:p>
              </table:table-cell>
              <table:table-cell office:value-type="string">
                <text:p>ml-contextualized-complete</text:p>
              </table:table-cell>
              <table:table-cell office:value-type="string">
                <text:p>ml-contextualized-no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complete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C6:'raw-results'.AF6</svg:desc>
                </draw:g>
              </table:table-cell>
              <table:table-cell office:value-type="float" office:value="0.8073">
                <text:p>0.8073</text:p>
              </table:table-cell>
              <table:table-cell office:value-type="float" office:value="0.8073">
                <text:p>0.8073</text:p>
              </table:table-cell>
              <table:table-cell office:value-type="float" office:value="0.726">
                <text:p>0.726</text:p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8646">
                <text:p>0.8646</text:p>
              </table:table-cell>
              <table:table-cell office:value-type="float" office:value="0.6198">
                <text:p>0.6198</text:p>
              </table:table-cell>
              <table:table-cell office:value-type="float" office:value="0.6198">
                <text:p>0.6198</text:p>
              </table:table-cell>
              <table:table-cell office:value-type="float" office:value="0.6198">
                <text:p>0.6198</text:p>
              </table:table-cell>
              <table:table-cell office:value-type="float" office:value="0.6131">
                <text:p>0.6131</text:p>
              </table:table-cell>
              <table:table-cell office:value-type="float" office:value="0.3439">
                <text:p>0.3439</text:p>
              </table:table-cell>
              <table:table-cell office:value-type="float" office:value="0.6131">
                <text:p>0.6131</text:p>
              </table:table-cell>
              <table:table-cell office:value-type="float" office:value="0.7937">
                <text:p>0.7937</text:p>
              </table:table-cell>
              <table:table-cell office:value-type="float" office:value="0.4204">
                <text:p>0.4204</text:p>
              </table:table-cell>
              <table:table-cell office:value-type="float" office:value="0.7937">
                <text:p>0.7937</text:p>
              </table:table-cell>
              <table:table-cell office:value-type="float" office:value="0.5824">
                <text:p>0.5824</text:p>
              </table:table-cell>
              <table:table-cell office:value-type="float" office:value="0.5824">
                <text:p>0.5824</text:p>
              </table:table-cell>
              <table:table-cell office:value-type="float" office:value="0.5824">
                <text:p>0.5824</text:p>
              </table:table-cell>
              <table:table-cell office:value-type="float" office:value="0.51">
                <text:p>0.51</text:p>
              </table:table-cell>
              <table:table-cell office:value-type="float" office:value="0.1622">
                <text:p>0.1622</text:p>
              </table:table-cell>
              <table:table-cell office:value-type="float" office:value="0.51">
                <text:p>0.51</text:p>
              </table:table-cell>
              <table:table-cell office:value-type="float" office:value="0.8172">
                <text:p>0.8172</text:p>
              </table:table-cell>
              <table:table-cell office:value-type="float" office:value="0.816">
                <text:p>0.816</text:p>
              </table:table-cell>
              <table:table-cell office:value-type="float" office:value="0.8172">
                <text:p>0.8172</text:p>
              </table:table-cell>
              <table:table-cell office:value-type="float" office:value="0.7755">
                <text:p>0.7755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5000b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254cm" svg:height="13.354cm" xlink:href=".." xlink:type="simple" chart:class="chart:bar" chart:style-name="ch1">
        <chart:title svg:x="13.525cm" svg:y="0.403cm" chart:style-name="ch2">
          <text:p>MRR Best</text:p>
        </chart:title>
        <chart:plot-area chart:style-name="ch3" table:cell-range-address="'raw-results'.E1:'raw-results'.E1 'raw-results'.G1:'raw-results'.H1 'raw-results'.K1:'raw-results'.K1 'raw-results'.S1:'raw-results'.T1 'raw-results'.AC1:'raw-results'.AC1 'raw-results'.AE1:'raw-results'.AF1 'raw-results'.E6:'raw-results'.E6 'raw-results'.G6:'raw-results'.H6 'raw-results'.K6:'raw-results'.K6 'raw-results'.S6:'raw-results'.T6 'raw-results'.AC6:'raw-results'.AC6 'raw-results'.AE6:'raw-results'.AF6" chart:data-source-has-labels="row" svg:x="1.035cm" svg:y="2.009cm" svg:width="27.049cm" svg:height="10.658cm">
          <chartooo:coordinate-region svg:x="5.361cm" svg:y="2.009cm" svg:width="22.629cm" svg:height="10.011cm"/>
          <chart:axis chart:dimension="x" chart:name="primary-x" chart:style-name="ch4" chartooo:axis-type="auto">
            <chartooo:date-scale/>
            <chart:categories table:cell-range-address="'raw-results'.E1:'raw-results'.E1 'raw-results'.G1:'raw-results'.H1 'raw-results'.K1:'raw-results'.K1 'raw-results'.S1:'raw-results'.T1 'raw-results'.AC1:'raw-results'.AC1 'raw-results'.AE1:'raw-results'.A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raw-results'.E6:'raw-results'.E6 'raw-results'.G6:'raw-results'.H6 'raw-results'.K6:'raw-results'.K6 'raw-results'.S6:'raw-results'.T6 'raw-results'.AC6:'raw-results'.AC6 'raw-results'.AE6:'raw-results'.AF6" chart:class="chart:bar">
            <chart:data-point chart:style-name="ch8" chart:repeated="3"/>
            <chart:data-point chart:style-name="ch9" chart:repeated="3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h-contextualized-partial</text:p>
                <draw:g>
                  <svg:desc>'raw-results'.E1:'raw-results'.E1 'raw-results'.G1:'raw-results'.H1 'raw-results'.K1:'raw-results'.K1 'raw-results'.S1:'raw-results'.T1 'raw-results'.AC1:'raw-results'.AC1 'raw-results'.AE1:'raw-results'.AF1</svg:desc>
                </draw:g>
              </table:table-cell>
              <table:table-cell office:value-type="string">
                <text:p>mh-simple-no</text:p>
              </table:table-cell>
              <table:table-cell office:value-type="string">
                <text:p>mh-simple-partial</text:p>
              </table:table-cell>
              <table:table-cell office:value-type="string">
                <text:p>mhw-contextualized-partial</text:p>
              </table:table-cell>
              <table:table-cell office:value-type="string">
                <text:p>mhw-simple-no</text:p>
              </table:table-cell>
              <table:table-cell office:value-type="string">
                <text:p>mhw-simple-partial</text:p>
              </table:table-cell>
              <table:table-cell office:value-type="string">
                <text:p>ml-contextualized-partial</text:p>
              </table:table-cell>
              <table:table-cell office:value-type="string">
                <text:p>ml-simple-no</text:p>
              </table:table-cell>
              <table:table-cell office:value-type="string">
                <text:p>ml-simple-partial</text:p>
              </table:table-cell>
            </table:table-row>
          </table:table-header-rows>
          <table:table-rows>
            <table:table-row>
              <table:table-cell office:value-type="string">
                <text:p>Row 6 Row 6 Row 6 Row 6 Row 6 Row 6</text:p>
                <draw:g>
                  <svg:desc/>
                </draw:g>
              </table:table-cell>
              <table:table-cell office:value-type="float" office:value="0.8073">
                <text:p>0.8073</text:p>
                <draw:g>
                  <svg:desc>'raw-results'.E6:'raw-results'.E6 'raw-results'.G6:'raw-results'.H6 'raw-results'.K6:'raw-results'.K6 'raw-results'.S6:'raw-results'.T6 'raw-results'.AC6:'raw-results'.AC6 'raw-results'.AE6:'raw-results'.AF6</svg:desc>
                </draw:g>
              </table:table-cell>
              <table:table-cell office:value-type="float" office:value="0.2028">
                <text:p>0.2028</text:p>
              </table:table-cell>
              <table:table-cell office:value-type="float" office:value="0.726">
                <text:p>0.726</text:p>
              </table:table-cell>
              <table:table-cell office:value-type="float" office:value="0.8646">
                <text:p>0.8646</text:p>
              </table:table-cell>
              <table:table-cell office:value-type="float" office:value="0.4204">
                <text:p>0.4204</text:p>
              </table:table-cell>
              <table:table-cell office:value-type="float" office:value="0.7937">
                <text:p>0.7937</text:p>
              </table:table-cell>
              <table:table-cell office:value-type="float" office:value="0.8172">
                <text:p>0.8172</text:p>
              </table:table-cell>
              <table:table-cell office:value-type="float" office:value="0.2854">
                <text:p>0.2854</text:p>
              </table:table-cell>
              <table:table-cell office:value-type="float" office:value="0.7443">
                <text:p>0.74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70feb7d99726f064edab4605a8ab840c50ec5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